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ambria" svg:font-family="Cambria, 'Times New Roman'" style:font-pitch="variable"/>
    <style:font-face style:name="DejaVu Sans1" svg:font-family="'DejaVu Sans'" style:font-pitch="variable"/>
    <style:font-face style:name="宋体" svg:font-family="宋体"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0pt" fo:font-weight="bold" style:font-size-asian="10pt" style:font-weight-asian="bold"/>
    </style:style>
    <style:style style:name="P2" style:family="paragraph" style:parent-style-name="Standard">
      <style:paragraph-properties fo:text-align="center" style:justify-single-word="false"/>
    </style:style>
    <style:style style:name="P3" style:family="paragraph" style:parent-style-name="Standard">
      <style:paragraph-properties fo:margin-top="0cm" fo:margin-bottom="0.353cm" fo:text-align="start" style:justify-single-word="false" fo:orphans="0" fo:widows="0" fo:hyphenation-ladder-count="no-limit" style:writing-mode="lr-tb"/>
      <style:text-properties fo:hyphenate="false" fo:hyphenation-remain-char-count="2" fo:hyphenation-push-char-count="2"/>
    </style:style>
    <style:style style:name="P4" style:family="paragraph" style:parent-style-name="Standard" style:master-page-name="Standard">
      <style:paragraph-properties fo:text-align="center" style:justify-single-word="false" style:page-number="auto"/>
      <style:text-properties style:font-name="Times New Roman" fo:font-size="14pt" fo:font-weight="bold" style:font-size-asian="14pt" style:font-weight-asian="bold" style:font-size-complex="14pt"/>
    </style:style>
    <style:style style:name="T1" style:family="text">
      <style:text-properties style:font-name="Times New Roman" fo:font-size="10pt" style:text-underline-style="solid" style:text-underline-width="auto" style:text-underline-color="font-color" style:font-size-asian="10pt"/>
    </style:style>
    <style:style style:name="T2" style:family="text">
      <style:text-properties style:font-name="Times New Roman" fo:font-size="10pt" style:font-size-asian="10pt"/>
    </style:style>
    <style:style style:name="T3" style:family="text">
      <style:text-properties style:font-name="Times New Roman" fo:font-size="10pt" fo:font-style="italic" style:font-size-asian="10pt" style:font-style-asian="italic"/>
    </style:style>
    <style:style style:name="T4" style:family="text">
      <style:text-properties style:text-position="sub 58%" style:font-name="Times New Roman" fo:font-size="10pt" style:font-size-asian="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bstract Form</text:p>
      <text:p text:style-name="P1">Molecular Mechanism of Amyloid Inhibition by Inositol</text:p>
      <text:p text:style-name="P2"><text:span text:style-name="T1">Grace Li</text:span><text:span text:style-name="T2">, <text:s/>Régis Pomès <text:line-break/></text:span><text:span text:style-name="T3">Department of Biochemistry, University of Toronto<text:line-break/>Molecular Structure and Function, The Hospital for Sick Children, Toronto, Ontario</text:span></text:p>
      <text:p text:style-name="Standard"><text:span text:style-name="T2"><text:tab/>Alzheimer's Disease is a severe neurodegenerative disease linked with the extracellular deposition of Aβ42 amyloid. <text:s/>A recently discovered potential therapeutic for the treatment of AD, scyllo-inositol, is currently in phase II of clinical trials. <text:s/>However, the mechanism of action of inositol at the molecular level is not known. <text:s text:c="2"/>We have performed extensive molecular dynamics simulations of </text:span><text:span text:style-name="T3">scyllo</text:span><text:span text:style-name="T2">-inositol and its inactive stereoisomer, </text:span><text:span text:style-name="T3">chiro</text:span><text:span text:style-name="T2">-inositol, with amyloidogenic peptides (GA)</text:span><text:span text:style-name="T4">4</text:span><text:span text:style-name="T2"> and KLVFFAE to systematically characterize both the binding and the effect of inositol on the structure and morphology of species in the amyloid aggregation pathway. Our results suggest that scyllo-inositol does not act as a drug on aggregates of (GA)</text:span><text:span text:style-name="T4">4</text:span><text:span text:style-name="T2">. <text:s/>In particular, both isomers bind nonspecifically to the peptidic backbone of (GA)</text:span><text:span text:style-name="T4">4</text:span><text:span text:style-name="T2"> with low affinity and do not significantly affect the morphology of aggregates. However, our preliminary results from simulations with aggregates of KLVFFAE show that inositol have sequence dependent binding modes and can interact significantly with sidechains of phenylalanine, lysine, and glutamat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ambria" svg:font-family="Cambria, 'Times New Roman'" style:font-pitch="variable"/>
    <style:font-face style:name="DejaVu Sans1" svg:font-family="'DejaVu Sans'" style:font-pitch="variable"/>
    <style:font-face style:name="宋体" svg:font-family="宋体"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en" fo:country="CA"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text-align="start" style:justify-single-word="false" fo:orphans="0" fo:widows="0" fo:hyphenation-ladder-count="no-limit" style:writing-mode="lr-tb"/>
      <style:text-properties style:use-window-font-color="true" style:font-name="Cambria" fo:font-size="12pt" fo:language="en" fo:country="GB" style:font-name-asian="宋体"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Default_20_Paragraph_20_Font" style:display-name="Default Paragraph Font" style:family="text"/>
    <style:style style:name="WW-Default_20_Paragraph_20_Font" style:display-name="WW-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Title: Molecular Mechanism of Amyloid Inhibition by Inositol</dc:title>
    <meta:initial-creator>Grace</meta:initial-creator>
    <meta:creation-date>2009-03-24T13:31:00</meta:creation-date>
    <dc:date>2009-05-06T12:29:50</dc:date>
    <meta:editing-cycles>3</meta:editing-cycles>
    <meta:editing-duration>PT4H5M13S</meta:editing-duration>
    <meta:user-defined meta:name="Info 1"/>
    <meta:user-defined meta:name="Info 2"/>
    <meta:user-defined meta:name="Info 3"/>
    <meta:user-defined meta:name="Info 4"/>
    <meta:document-statistic meta:table-count="0" meta:image-count="0" meta:object-count="0" meta:page-count="1" meta:paragraph-count="4" meta:word-count="196" meta:character-count="1354"/>
  </office:meta>
</office:document-meta>
</file>